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1.75cm" fo:min-width="3.5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0.75cm" fo:min-width="1.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7030a0" draw:stroke-linejoin="miter" svg:stroke-linecap="butt" draw:fill="none" draw:textarea-vertical-align="middle" draw:auto-grow-height="false" draw:fit-to-size="false" style:shrink-to-fit="false" fo:min-height="0.768cm" fo:min-width="1.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7030a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En_20_blanco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text-align="center" style:writing-mode="lr-tb"/>
      <style:text-properties fo:font-size="18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>
      <style:paragraph-properties fo:text-align="center" style:writing-mode="lr-tb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4" style:family="paragraph">
      <style:paragraph-properties fo:text-align="center" style:writing-mode="lr-tb"/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6" style:family="paragraph">
      <style:paragraph-properties fo:text-align="center" style:writing-mode="lr-tb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font-size-asian="12pt" style:language-asian="zxx" style:country-asian="none" style:font-size-complex="12pt" style:language-complex="zxx" style:country-complex="none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zxx" fo:country="none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size="18pt" fo:language="zxx" fo:country="none" style:language-asian="zxx" style:country-asian="none" style:language-complex="zxx" style:country-complex="none"/>
    </style:style>
    <style:style style:name="T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4" style:family="text">
      <style:text-properties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6" style:family="text">
      <style:text-properties fo:font-size="12pt" fo:language="zxx" fo:country="none" style:text-underline-style="dotted" style:text-underline-width="auto" style:text-underline-color="font-color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custom-shape draw:name="Rectángulo 1" draw:style-name="gr1" draw:text-style-name="P2" draw:layer="layout" svg:width="3.999cm" svg:height="1.999cm" svg:x="8.152cm" svg:y="8.122cm">
          <text:p text:style-name="P1"><text:span text:style-name="T1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1" draw:style-name="gr2" draw:text-style-name="P4" draw:layer="layout" svg:width="3.999cm" svg:height="1.999cm" svg:x="8.152cm" svg:y="11.48cm">
          <text:p text:style-name="P3"><text:span text:style-name="T2">GI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" draw:style-name="gr3" draw:text-style-name="P6" draw:layer="layout" svg:width="1.999cm" svg:height="1.011cm" svg:x="6.601cm" svg:y="12.061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4" draw:text-style-name="P8" draw:layer="layout" svg:width="3.406cm" svg:height="1.438cm" svg:x="3.691cm" svg:y="5.728cm">
          <text:p text:style-name="P7"><text:span text:style-name="T4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1" draw:style-name="gr5" draw:text-style-name="P9" draw:layer="layout" svg:x1="12.151cm" svg:y1="9.108cm" svg:x2="15.247cm" svg:y2="9.108cm">
          <text:p/>
        </draw:line>
        <draw:custom-shape draw:name="Rectángulo 3" draw:style-name="gr1" draw:text-style-name="P2" draw:layer="layout" svg:width="3.999cm" svg:height="1.999cm" svg:x="23.522cm" svg:y="8.226cm">
          <text:p text:style-name="P1"><text:span text:style-name="T1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1" draw:text-style-name="P2" draw:layer="layout" svg:width="3.999cm" svg:height="1.999cm" svg:x="14.735cm" svg:y="13.744cm">
          <text:p text:style-name="P1"><text:span text:style-name="T1">L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2" draw:style-name="gr2" draw:text-style-name="P4" draw:layer="layout" svg:width="3.999cm" svg:height="1.999cm" svg:x="23.522cm" svg:y="11.307cm">
          <text:p text:style-name="P3"><text:span text:style-name="T2">HA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ombo 3" draw:style-name="gr2" draw:text-style-name="P4" draw:layer="layout" svg:width="3.999cm" svg:height="1.999cm" svg:x="15.247cm" svg:y="8.215cm">
          <text:p text:style-name="P3"><text:span text:style-name="T2">CREAT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cto 2" draw:style-name="gr5" draw:text-style-name="P9" draw:layer="layout" svg:x1="19.246cm" svg:y1="9.212cm" svg:x2="23.522cm" svg:y2="9.276cm">
          <text:p/>
        </draw:line>
        <draw:line draw:name="Conector recto 4" draw:style-name="gr5" draw:text-style-name="P9" draw:layer="layout" svg:x1="10.055cm" svg:y1="14.779cm" svg:x2="14.735cm" svg:y2="14.779cm">
          <text:p/>
        </draw:line>
        <draw:line draw:name="Conector recto 5" draw:style-name="gr5" draw:text-style-name="P9" draw:layer="layout" svg:x1="25.248cm" svg:y1="14.703cm" svg:x2="18.734cm" svg:y2="14.703cm">
          <text:p/>
        </draw:line>
        <draw:custom-shape draw:name="CuadroTexto 3" draw:style-name="gr6" draw:text-style-name="P6" draw:layer="layout" svg:width="3.805cm" svg:height="1.013cm" svg:x="20.624cm" svg:y="9.212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7" draw:text-style-name="P6" draw:layer="layout" svg:width="3.805cm" svg:height="1.013cm" svg:x="11.799cm" svg:y="13.744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8" draw:text-style-name="P6" draw:layer="layout" svg:width="3.805cm" svg:height="1.013cm" svg:x="9.316cm" svg:y="10.121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9" draw:text-style-name="P6" draw:layer="layout" svg:width="3.805cm" svg:height="1.013cm" svg:x="17.828cm" svg:y="13.69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0" draw:text-style-name="P6" draw:layer="layout" svg:width="1.999cm" svg:height="1.011cm" svg:x="16.261cm" svg:y="7.431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11" draw:text-style-name="P6" draw:layer="layout" svg:width="3.805cm" svg:height="1.013cm" svg:x="11.212cm" svg:y="9.108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12" draw:text-style-name="P6" draw:layer="layout" svg:width="3.805cm" svg:height="1.013cm" svg:x="22.507cm" svg:y="10.225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3" draw:text-style-name="P6" draw:layer="layout" svg:width="1.999cm" svg:height="1.011cm" svg:x="26.789cm" svg:y="11.73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" draw:style-name="gr4" draw:text-style-name="P11" draw:layer="layout" svg:width="3.406cm" svg:height="1.438cm" svg:x="3.691cm" svg:y="11.134cm">
          <text:p text:style-name="P10"><text:span text:style-name="T2">ro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" draw:style-name="gr4" draw:text-style-name="P11" draw:layer="layout" svg:width="3.406cm" svg:height="1.438cm" svg:x="3.691cm" svg:y="7.43cm">
          <text:p text:style-name="P10"><text:span text:style-name="T2">emai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4" draw:style-name="gr4" draw:text-style-name="P11" draw:layer="layout" svg:width="3.406cm" svg:height="1.438cm" svg:x="3.691cm" svg:y="9.243cm">
          <text:p text:style-name="P10"><text:span text:style-name="T2">passwor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4" draw:text-style-name="P13" draw:layer="layout" svg:width="3.406cm" svg:height="1.438cm" svg:x="29.541cm" svg:y="11.274cm">
          <text:p text:style-name="P12"><text:span text:style-name="T5">pictur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4" draw:text-style-name="P11" draw:layer="layout" svg:width="3.406cm" svg:height="1.438cm" svg:x="29.541cm" svg:y="12.976cm">
          <text:p text:style-name="P10"><text:span text:style-name="T2">typolog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4" draw:text-style-name="P4" draw:layer="layout" svg:width="3.406cm" svg:height="1.438cm" svg:x="29.541cm" svg:y="14.789cm">
          <text:p text:style-name="P3"><text:span text:style-name="T2">muscl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4" draw:text-style-name="P15" draw:layer="layout" svg:width="3.406cm" svg:height="1.438cm" svg:x="14.881cm" svg:y="16.948cm">
          <text:p text:style-name="P14"><text:span text:style-name="T6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4" draw:text-style-name="P17" draw:layer="layout" svg:width="3.406cm" svg:height="1.438cm" svg:x="11.14cm" svg:y="16.948cm">
          <text:p text:style-name="P16"><text:span text:style-name="T6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4" draw:text-style-name="P4" draw:layer="layout" svg:width="3.406cm" svg:height="1.438cm" svg:x="18.701cm" svg:y="16.948cm">
          <text:p text:style-name="P3"><text:span text:style-name="T2">stateLik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9" draw:style-name="gr5" draw:text-style-name="P9" draw:layer="layout" svg:x1="16.745cm" svg:y1="15.743cm" svg:x2="16.626cm" svg:y2="16.948cm">
          <text:p/>
        </draw:line>
        <draw:line draw:name="Conector recto 10" draw:style-name="gr5" draw:text-style-name="P9" draw:layer="layout" svg:x1="7.097cm" svg:y1="9.942cm" svg:x2="8.152cm" svg:y2="9.243cm">
          <text:p/>
        </draw:line>
        <draw:line draw:name="Conector recto 11" draw:style-name="gr5" draw:text-style-name="P9" draw:layer="layout" svg:x1="16.745cm" svg:y1="15.743cm" svg:x2="12.929cm" svg:y2="16.948cm">
          <text:p/>
        </draw:line>
        <draw:line draw:name="Conector recto 12" draw:style-name="gr5" draw:text-style-name="P9" draw:layer="layout" svg:x1="16.745cm" svg:y1="15.743cm" svg:x2="20.367cm" svg:y2="16.948cm">
          <text:p/>
        </draw:line>
        <draw:line draw:name="Conector recto 13" draw:style-name="gr5" draw:text-style-name="P9" draw:layer="layout" svg:x1="27.521cm" svg:y1="9.148cm" svg:x2="29.541cm" svg:y2="10.015cm">
          <text:p/>
        </draw:line>
        <draw:line draw:name="Conector recto 14" draw:style-name="gr5" draw:text-style-name="P9" draw:layer="layout" svg:x1="27.521cm" svg:y1="9.148cm" svg:x2="29.541cm" svg:y2="12.026cm">
          <text:p/>
        </draw:line>
        <draw:line draw:name="Conector recto 16" draw:style-name="gr5" draw:text-style-name="P9" draw:layer="layout" svg:x1="27.521cm" svg:y1="9.148cm" svg:x2="29.541cm" svg:y2="8.075cm">
          <text:p/>
        </draw:line>
        <draw:line draw:name="Conector recto 17" draw:style-name="gr5" draw:text-style-name="P9" draw:layer="layout" svg:x1="7.097cm" svg:y1="6.502cm" svg:x2="8.152cm" svg:y2="9.243cm">
          <text:p/>
        </draw:line>
        <draw:line draw:name="Conector recto 18" draw:style-name="gr5" draw:text-style-name="P9" draw:layer="layout" svg:x1="7.097cm" svg:y1="11.918cm" svg:x2="8.152cm" svg:y2="9.243cm">
          <text:p/>
        </draw:line>
        <draw:line draw:name="Conector recto 19" draw:style-name="gr5" draw:text-style-name="P9" draw:layer="layout" svg:x1="7.097cm" svg:y1="8.122cm" svg:x2="8.152cm" svg:y2="9.243cm">
          <text:p/>
        </draw:line>
        <draw:custom-shape draw:name="Elipse 14" draw:style-name="gr4" draw:text-style-name="P13" draw:layer="layout" svg:width="3.406cm" svg:height="1.438cm" svg:x="29.541cm" svg:y="7.417cm">
          <text:p text:style-name="P18"><text:span text:style-name="T5">n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" draw:style-name="gr4" draw:text-style-name="P20" draw:layer="layout" svg:width="3.406cm" svg:height="1.438cm" svg:x="29.541cm" svg:y="5.406cm">
          <text:p text:style-name="P19"><text:span text:style-name="T4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" draw:style-name="gr4" draw:text-style-name="P11" draw:layer="layout" svg:width="3.406cm" svg:height="1.438cm" svg:x="29.541cm" svg:y="9.251cm">
          <text:p text:style-name="P21"><text:span text:style-name="T2">descrip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15" draw:style-name="gr5" draw:text-style-name="P9" draw:layer="layout" svg:x1="27.521cm" svg:y1="9.148cm" svg:x2="29.541cm" svg:y2="6.064cm">
          <text:p/>
        </draw:line>
        <draw:line draw:name="Conector recto 20" draw:style-name="gr5" draw:text-style-name="P9" draw:layer="layout" svg:x1="29.541cm" svg:y1="13.858cm" svg:x2="27.521cm" svg:y2="9.251cm">
          <text:p/>
        </draw:line>
        <draw:line draw:name="Conector recto 21" draw:style-name="gr5" draw:text-style-name="P9" draw:layer="layout" svg:x1="29.541cm" svg:y1="15.413cm" svg:x2="27.521cm" svg:y2="9.148cm">
          <text:p/>
        </draw:line>
        <draw:line draw:name="Conector recto 3" draw:style-name="gr5" draw:text-style-name="P9" draw:layer="layout" svg:x1="10.056cm" svg:y1="14.779cm" svg:x2="14.736cm" svg:y2="14.779cm">
          <text:p/>
        </draw:line>
        <draw:line draw:name="Conector recto 6" draw:style-name="gr5" draw:text-style-name="P9" draw:layer="layout" svg:x1="25.249cm" svg:y1="14.703cm" svg:x2="18.735cm" svg:y2="14.703cm">
          <text:p/>
        </draw:line>
        <draw:line draw:name="Conector recto 7" draw:style-name="gr5" draw:text-style-name="P9" draw:layer="layout" svg:x1="16.746cm" svg:y1="15.743cm" svg:x2="16.627cm" svg:y2="16.948cm">
          <text:p/>
        </draw:line>
        <draw:line draw:name="Conector recto 8" draw:style-name="gr5" draw:text-style-name="P9" draw:layer="layout" svg:x1="16.746cm" svg:y1="15.743cm" svg:x2="12.93cm" svg:y2="16.948cm">
          <text:p/>
        </draw:line>
        <draw:line draw:name="Conector recto 22" draw:style-name="gr5" draw:text-style-name="P9" draw:layer="layout" svg:x1="16.746cm" svg:y1="15.743cm" svg:x2="20.368cm" svg:y2="16.948cm">
          <text:p/>
        </draw:line>
        <draw:custom-shape draw:name="Rectángulo 2" draw:style-name="gr1" draw:text-style-name="P2" draw:layer="layout" svg:width="3.999cm" svg:height="1.999cm" svg:x="14.983cm" svg:y="2.397cm">
          <text:p text:style-name="P1"><text:span text:style-name="T1">FAV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4" draw:text-style-name="P6" draw:layer="layout" svg:width="3.805cm" svg:height="1.013cm" svg:x="12.047cm" svg:y="3.432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5" draw:text-style-name="P6" draw:layer="layout" svg:width="3.805cm" svg:height="1.013cm" svg:x="18.076cm" svg:y="3.356cm">
          <text:p text:style-name="P5"><text:span text:style-name="T3">(0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1" draw:style-name="gr4" draw:text-style-name="P15" draw:layer="layout" svg:width="3.406cm" svg:height="1.438cm" svg:x="15.411cm" svg:y="0.274cm">
          <text:p text:style-name="P14"><text:span text:style-name="T6">idExerci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4" draw:text-style-name="P17" draw:layer="layout" svg:width="3.406cm" svg:height="1.438cm" svg:x="11.67cm" svg:y="0.274cm">
          <text:p text:style-name="P16"><text:span text:style-name="T6">id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4" draw:text-style-name="P4" draw:layer="layout" svg:width="3.406cm" svg:height="1.438cm" svg:x="19.231cm" svg:y="0.274cm">
          <text:p text:style-name="P3"><text:span text:style-name="T2">stateFav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cto 23" draw:style-name="gr5" draw:text-style-name="P9" draw:layer="layout" svg:x1="10.304cm" svg:y1="3.432cm" svg:x2="14.984cm" svg:y2="3.432cm">
          <text:p/>
        </draw:line>
        <draw:line draw:name="Conector recto 24" draw:style-name="gr5" draw:text-style-name="P9" draw:layer="layout" svg:x1="25.497cm" svg:y1="3.356cm" svg:x2="18.983cm" svg:y2="3.356cm">
          <text:p/>
        </draw:line>
        <draw:line draw:name="Conector recto 25" draw:style-name="gr5" draw:text-style-name="P9" draw:layer="layout" svg:x1="10.054cm" svg:y1="13.264cm" svg:x2="10.055cm" svg:y2="14.779cm">
          <text:p/>
        </draw:line>
        <draw:line draw:name="Conector recto 26" draw:style-name="gr5" draw:text-style-name="P9" draw:layer="layout" svg:x1="25.247cm" svg:y1="13.188cm" svg:x2="25.248cm" svg:y2="14.703cm">
          <text:p/>
        </draw:line>
        <draw:line draw:name="Conector recto 27" draw:style-name="gr5" draw:text-style-name="P9" draw:layer="layout" svg:x1="25.496cm" svg:y1="3.356cm" svg:x2="25.497cm" svg:y2="4.871cm">
          <text:p/>
        </draw:line>
        <draw:line draw:name="Conector recto 28" draw:style-name="gr5" draw:text-style-name="P9" draw:layer="layout" svg:x1="10.303cm" svg:y1="3.432cm" svg:x2="10.304cm" svg:y2="4.947cm">
          <text:p/>
        </draw:line>
        <draw:line draw:name="Conector recto 29" draw:style-name="gr5" draw:text-style-name="P9" draw:layer="layout" svg:x1="25.497cm" svg:y1="3.357cm" svg:x2="25.498cm" svg:y2="4.872cm">
          <text:p/>
        </draw:line>
        <draw:custom-shape draw:name="Rombo 4" draw:style-name="gr2" draw:text-style-name="P4" draw:layer="layout" svg:width="3.999cm" svg:height="1.999cm" svg:x="8.293cm" svg:y="4.848cm">
          <text:p text:style-name="P3"><text:span text:style-name="T2">GIV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2" draw:style-name="gr16" draw:text-style-name="P6" draw:layer="layout" svg:width="1.999cm" svg:height="1.011cm" svg:x="6.742cm" svg:y="5.429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mbo 5" draw:style-name="gr2" draw:text-style-name="P4" draw:layer="layout" svg:width="3.999cm" svg:height="1.999cm" svg:x="23.663cm" svg:y="4.675cm">
          <text:p text:style-name="P3"><text:span text:style-name="T2">AR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3" draw:style-name="gr17" draw:text-style-name="P6" draw:layer="layout" svg:width="1.999cm" svg:height="1.011cm" svg:x="26.93cm" svg:y="5.098cm">
          <text:p text:style-name="P5"><text:span text:style-name="T3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0" draw:style-name="gr5" draw:text-style-name="P9" draw:layer="layout" svg:x1="10.478cm" svg:y1="6.75cm" svg:x2="10.479cm" svg:y2="8.265cm">
          <text:p/>
        </draw:line>
        <draw:line draw:name="Conector recto 31" draw:style-name="gr5" draw:text-style-name="P9" draw:layer="layout" svg:x1="25.671cm" svg:y1="6.674cm" svg:x2="25.672cm" svg:y2="8.189cm">
          <text:p/>
        </draw:line>
        <draw:line draw:name="Conector recto 32" draw:style-name="gr5" draw:text-style-name="P9" draw:layer="layout" svg:x1="10.23cm" svg:y1="9.965cm" svg:x2="10.23cm" svg:y2="11.48cm">
          <text:p/>
        </draw:line>
        <draw:line draw:name="Conector recto 33" draw:style-name="gr5" draw:text-style-name="P9" draw:layer="layout" svg:x1="25.637cm" svg:y1="10.225cm" svg:x2="25.637cm" svg:y2="11.404cm">
          <text:p/>
        </draw:line>
        <draw:line draw:name="Conector recto 34" draw:style-name="gr5" draw:text-style-name="P9" draw:layer="layout" svg:x1="10.478cm" svg:y1="6.751cm" svg:x2="10.479cm" svg:y2="8.266cm">
          <text:p/>
        </draw:line>
        <draw:line draw:name="Conector recto 35" draw:style-name="gr5" draw:text-style-name="P9" draw:layer="layout" svg:x1="25.671cm" svg:y1="6.675cm" svg:x2="25.672cm" svg:y2="8.19cm">
          <text:p/>
        </draw:line>
        <draw:custom-shape draw:name="CuadroTexto 14" draw:style-name="gr18" draw:text-style-name="P6" draw:layer="layout" svg:width="3.805cm" svg:height="1.013cm" svg:x="9.448cm" svg:y="7.109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5" draw:style-name="gr19" draw:text-style-name="P6" draw:layer="layout" svg:width="3.805cm" svg:height="1.013cm" svg:x="22.741cm" svg:y="7.213cm">
          <text:p text:style-name="P5"><text:span text:style-name="T3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6" draw:style-name="gr5" draw:text-style-name="P9" draw:layer="layout" svg:x1="17.206cm" svg:y1="1.712cm" svg:x2="17.206cm" svg:y2="2.397cm">
          <text:p/>
        </draw:line>
        <draw:line draw:name="Conector recto 37" draw:style-name="gr5" draw:text-style-name="P9" draw:layer="layout" svg:x1="20.637cm" svg:y1="1.712cm" svg:x2="17.206cm" svg:y2="2.398cm">
          <text:p/>
        </draw:line>
        <draw:line draw:name="Conector recto 38" draw:style-name="gr5" draw:text-style-name="P9" draw:layer="layout" svg:x1="13.864cm" svg:y1="1.712cm" svg:x2="17.207cm" svg:y2="2.398cm">
          <text:p/>
        </draw:line>
        <presentation:notes draw:style-name="dp2">
          <draw:page-thumbnail draw:name="Google Shape;151;gb347e33ac9_0_5:notes 1" draw:style-name="gr20" draw:layer="layout" svg:width="16.932cm" svg:height="9.524cm" svg:x="1.058cm" svg:y="1.905cm" draw:page-number="1" presentation:class="page"/>
          <draw:frame draw:name="Google Shape;152;gb347e33ac9_0_5:notes 1" presentation:style-name="pr1" draw:text-style-name="P2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draw:frame draw:name="Marcador de fech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Marcador de pie de página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Marcador de número de diapositiva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Emilio Saurina Llabres</meta:initial-creator>
    <meta:editing-cycles>7</meta:editing-cycles>
    <meta:creation-date>2022-09-30T13:12:49</meta:creation-date>
    <dc:date>2023-01-02T14:18:36.735361869</dc:date>
    <meta:editing-duration>PT10M45S</meta:editing-duration>
    <meta:generator>LibreOffice/7.3.7.2$Linux_X86_64 LibreOffice_project/30$Build-2</meta:generator>
    <meta:document-statistic meta:object-count="101"/>
    <meta:user-defined meta:name="AppVersion">16.0000</meta:user-defined>
    <meta:user-defined meta:name="Notes" meta:value-type="float">1</meta:user-defined>
    <meta:user-defined meta:name="PresentationFormat">Panorámica</meta:user-defined>
    <meta:user-defined meta:name="Slides" meta:value-type="float">1</meta:user-defined>
  </office:meta>
</office:document-meta>
</file>